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96pt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6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" draw:style-name="dp1" draw:master-page-name="Default">
        <draw:frame draw:style-name="gr1" draw:layer="layout" svg:width="17cm" svg:height="1.675cm" svg:x="2cm" svg:y="1.5cm">
          <draw:text-box>
            <text:p>Swift Construction Company Logo</text:p>
            <text:p>* 72pt Times New Roman</text:p>
          </draw:text-box>
        </draw:frame>
        <draw:frame draw:style-name="gr2" draw:text-style-name="P1" draw:layer="layout" svg:width="2.763cm" svg:height="4.002cm" svg:x="3.4cm" svg:y="4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4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4cm">
          <draw:text-box>
            <text:p><text:span text:style-name="T1">C</text:span></text:p>
          </draw:text-box>
        </draw:frame>
        <draw:frame draw:style-name="gr2" draw:text-style-name="P1" draw:layer="layout" svg:width="2.763cm" svg:height="4.002cm" svg:x="3.4cm" svg:y="10.002cm">
          <draw:text-box>
            <text:p><text:span text:style-name="T1">C</text:span></text:p>
          </draw:text-box>
        </draw:frame>
        <draw:frame draw:style-name="gr2" draw:text-style-name="P1" draw:layer="layout" svg:width="2.386cm" svg:height="4.002cm" svg:x="2cm" svg:y="10.002cm">
          <draw:text-box>
            <text:p><text:span text:style-name="T1">S</text:span></text:p>
          </draw:text-box>
        </draw:frame>
        <draw:frame draw:style-name="gr2" draw:text-style-name="P1" draw:layer="layout" svg:width="2.763cm" svg:height="4.002cm" svg:x="5.137cm" svg:y="10cm">
          <draw:text-box>
            <text:p><text:span text:style-name="T1">C</text:span></text:p>
          </draw:text-box>
        </draw:frame>
        <draw:frame draw:style-name="gr3" draw:text-style-name="P2" draw:layer="layout" svg:width="6.3cm" svg:height="0.89cm" svg:x="2.2cm" svg:y="13.15cm">
          <draw:text-box>
            <text:p><text:span text:style-name="T2">Swift Construction Co.</text:span></text:p>
          </draw:text-box>
        </draw:frame>
      </draw:page>
      <draw:page draw:name="without name" draw:style-name="dp1" draw:master-page-name="Default">
        <draw:g>
          <draw:frame draw:style-name="gr2" draw:text-style-name="P1" draw:layer="layout" svg:width="2.763cm" svg:height="4.002cm" svg:x="3.4cm" svg:y="2.00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2.00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2cm">
            <draw:text-box>
              <text:p><text:span text:style-name="T1">C</text:span></text:p>
            </draw:text-box>
          </draw:frame>
        </draw:g>
      </draw:page>
      <draw:page draw:name="with name" draw:style-name="dp1" draw:master-page-name="Default">
        <draw:g>
          <draw:frame draw:style-name="gr2" draw:text-style-name="P1" draw:layer="layout" svg:width="2.763cm" svg:height="4.002cm" svg:x="3.4cm" svg:y="1.962cm">
            <draw:text-box>
              <text:p><text:span text:style-name="T1">C</text:span></text:p>
            </draw:text-box>
          </draw:frame>
          <draw:frame draw:style-name="gr2" draw:text-style-name="P1" draw:layer="layout" svg:width="2.386cm" svg:height="4.002cm" svg:x="2cm" svg:y="1.962cm">
            <draw:text-box>
              <text:p><text:span text:style-name="T1">S</text:span></text:p>
            </draw:text-box>
          </draw:frame>
          <draw:frame draw:style-name="gr2" draw:text-style-name="P1" draw:layer="layout" svg:width="2.763cm" svg:height="4.002cm" svg:x="5.137cm" svg:y="1.96cm">
            <draw:text-box>
              <text:p><text:span text:style-name="T1">C</text:span></text:p>
            </draw:text-box>
          </draw:frame>
          <draw:frame draw:style-name="gr3" draw:text-style-name="P2" draw:layer="layout" svg:width="6.3cm" svg:height="0.89cm" svg:x="2.2cm" svg:y="5.11cm">
            <draw:text-box>
              <text:p><text:span text:style-name="T2">Swift Construction Co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2-01T15:46:20</meta:creation-date>
    <dc:date>2014-04-28T21:27:52.95</dc:date>
    <dc:creator>Dale Scott</dc:creator>
    <meta:editing-duration>PT56M27S</meta:editing-duration>
    <meta:editing-cycles>8</meta:editing-cycles>
    <meta:generator>OpenOffice/4.0.1$Win32 OpenOffice.org_project/401m5$Build-9714</meta:generator>
    <dc:description>(C) 2010 Dale Scott. This work is licensed under a Creative Commons Attribution-ShareAlike 4.0 International License. http://creativecommons.org/licenses/by-sa/4.0/</dc:description>
    <dc:title>SCC logo</dc:title>
    <meta:document-statistic meta:object-count="17"/>
  </office:meta>
</office:document-meta>
</file>